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meMailPoller.setMailBox( String mailBo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ailPoller.isDe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ailPoller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ailPoller.setSession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ailPoller.getMaxFetch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ailPoller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ailPoller.setDebug( boolean debu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ailPoller.poll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MimeMailPoller.setHostName( String ho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ailPoller.getMailB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ailPoller.setMarshaler( MimeMail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ailPoller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ailPoller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ailPoller.ini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imeMailPoller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ailPoller.setMaxFetchSize( int maxFetch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ailPoller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ailPoller.getHo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